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77b7" officeooo:paragraph-rsid="001f77b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2.1 Who is a programmer’s customer?</text:p>
      <text:p text:style-name="Standard"/>
      <text:p text:style-name="P1">Sol: When we speak of a programmer’s customer we mean a person, group or organization that is asking you to write a program.</text:p>
      <text:p text:style-name="P1"/>
      <text:p text:style-name="Standard">2.2 What is a software requirement?</text:p>
      <text:p text:style-name="Standard"/>
      <text:p text:style-name="P1">Sol: A software requirement is simply a single task that the program must perform in order to satisfy <text:s/>the customer.</text:p>
      <text:p text:style-name="P1"/>
      <text:p text:style-name="Standard">2.3 What is an algorithm?</text:p>
      <text:p text:style-name="Standard"/>
      <text:p text:style-name="P1">Sol: An algorithm is <text:s/>a set of well-defined logical steps that must be taken to perform a task.</text:p>
      <text:p text:style-name="P1"/>
      <text:p text:style-name="Standard">2.4 What is pseudocode?</text:p>
      <text:p text:style-name="Standard"/>
      <text:p text:style-name="P1">Sol: It is an informal language that is used to model a program without worring about its implemetation. This is done to get a good idea about how to proceed with a task and how to solve it’s implementation.</text:p>
      <text:p text:style-name="P1"/>
      <text:p text:style-name="P1">2.5 What is a flowchart?</text:p>
      <text:p text:style-name="P1"/>
      <text:p text:style-name="P1">Sol: A flowchart is a diagram that graphically depicts the steps that take place in a program.</text:p>
      <text:p text:style-name="P1"/>
      <text:p text:style-name="P1">2.6 What do each of the following symbols mean in a flowchart?</text:p>
      <text:p text:style-name="P1"><text:tab/>• Oval</text:p>
      <text:p text:style-name="P1"><text:tab/>• Parallelogram</text:p>
      <text:p text:style-name="P1"><text:tab/>• Rectangle</text:p>
      <text:p text:style-name="P1"/>
      <text:p text:style-name="P1">Sol: The oval symbols are terminal symbols they indicate the start and stop of a program.</text:p>
      <text:p text:style-name="P1"/>
      <text:p text:style-name="P1">The parallelogram symbols are used as input and output symbols. They represent steps in which the program reads input or display output.</text:p>
      <text:p text:style-name="P1"/>
      <text:p text:style-name="P1">The rectangle symbols are used as processing symbols. They represent steps in which the program performs some precess on dat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5T15:53:04.334088592</meta:creation-date>
    <meta:generator>LibreOffice/6.0.7.3$Linux_X86_64 LibreOffice_project/00m0$Build-3</meta:generator>
    <dc:date>2019-05-05T16:06:02.710727003</dc:date>
    <meta:editing-duration>PT11M3S</meta:editing-duration>
    <meta:editing-cycles>1</meta:editing-cycles>
    <meta:document-statistic meta:table-count="0" meta:image-count="0" meta:object-count="0" meta:page-count="1" meta:paragraph-count="17" meta:word-count="219" meta:character-count="1226" meta:non-whitespace-character-count="1019"/>
  </office:meta>
</office:document-meta>
</file>